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1.538cm"/>
    </style:style>
    <style:style style:name="Table1.17" style:family="table-row">
      <style:table-row-properties style:min-row-height="0.196cm"/>
    </style:style>
    <style:style style:name="Table1.33" style:family="table-row">
      <style:table-row-properties style:min-row-height="1.161cm"/>
    </style:style>
    <style:style style:name="Table1.40" style:family="table-row">
      <style:table-row-properties style:min-row-height="1.162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636e5e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d235ab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054bb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1663ec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46338c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83951" officeooo:paragraph-rsid="00b8395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2fb4a5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3dc8b8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f0640" officeooo:paragraph-rsid="03d3d16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f0640" officeooo:paragraph-rsid="043b1e2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b6703c" officeooo:paragraph-rsid="03b6703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b9daa6" officeooo:paragraph-rsid="03b9daa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19e40" officeooo:paragraph-rsid="03c19e4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3c60f6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1fe5d" officeooo:paragraph-rsid="03d1fe5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e39dc" officeooo:paragraph-rsid="03de39d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2235c9" officeooo:paragraph-rsid="042235c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641b7" officeooo:paragraph-rsid="03f8722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641b7" officeooo:paragraph-rsid="03f9d3b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641b7" officeooo:paragraph-rsid="03fa54e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353c35" officeooo:paragraph-rsid="03e70d3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6981b5" officeooo:paragraph-rsid="046981b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c3c5ca" officeooo:paragraph-rsid="02e2f269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5266e" officeooo:paragraph-rsid="041f96f8" fo:background-color="#fffff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5ae34d" officeooo:paragraph-rsid="045ae34d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739435" officeooo:paragraph-rsid="03054bb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452824" officeooo:paragraph-rsid="01377ad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44286d0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412b1c" officeooo:paragraph-rsid="03d22b8f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412b1c" officeooo:paragraph-rsid="04194783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1663ec7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fb4a57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127d122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b6703c" officeooo:paragraph-rsid="03b6703c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b6703c" officeooo:paragraph-rsid="040b4e3b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c19e40" officeooo:paragraph-rsid="03c19e40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c19e40" officeooo:paragraph-rsid="03c35a09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c60f6e" officeooo:paragraph-rsid="03c60f6e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c60f6e" officeooo:paragraph-rsid="041ad8e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0369093" style:font-weight-asian="bold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12c52d5" style:font-weight-asian="bold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44286d0" style:font-weight-asian="bold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5cccd5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ed137a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40811e7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40b4e3b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40d7524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40f0e49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4286d6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4ada6d1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4d42009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bcc8ed" officeooo:paragraph-rsid="03bcc8e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c35a09" officeooo:paragraph-rsid="03c35a09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d1fe5d" officeooo:paragraph-rsid="03d1fe5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4142d50" officeooo:paragraph-rsid="04142d50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41a5ce7" officeooo:paragraph-rsid="041ad8e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49f2317" officeooo:paragraph-rsid="049f2317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4b002f9" officeooo:paragraph-rsid="04b002f9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style:font-weight-asian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paragraph-rsid="04c8b90d" style:font-weight-asian="normal" style:font-weight-complex="normal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46338c1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a37c6c" officeooo:paragraph-rsid="0479f87b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7e04fe" officeooo:paragraph-rsid="047e04f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353c35" officeooo:paragraph-rsid="03e70d34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79f87b" officeooo:paragraph-rsid="0479f87b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307bb9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41f96f8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3a37c6c" officeooo:paragraph-rsid="03a37c6c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3a37c6c" officeooo:paragraph-rsid="046ce68e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46edc0c" officeooo:paragraph-rsid="046edc0c" style:font-size-asian="10pt" style:font-weight-asian="bold" style:font-size-complex="10pt" style:font-weight-complex="bold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83951" officeooo:paragraph-rsid="00b83951" style:text-blinking="false" fo:background-color="transparent" style:font-size-asian="10pt" style:font-weight-asian="normal" style:font-size-complex="10pt" style:font-weight-complex="normal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49b4916" officeooo:paragraph-rsid="049b4916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8df95f" style:font-size-asian="12pt" style:font-size-complex="12pt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e2c003" officeooo:paragraph-rsid="03e2c003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3b814dd" style:font-size-asian="12pt" style:font-size-complex="12pt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2ec5a00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88394" officeooo:paragraph-rsid="043865fc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88394" officeooo:paragraph-rsid="04b86f0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88394" officeooo:paragraph-rsid="04c44615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7ad306" officeooo:paragraph-rsid="047ad306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7ad306" officeooo:paragraph-rsid="047c942b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7e04fe" officeooo:paragraph-rsid="047e04fe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e2c003" officeooo:paragraph-rsid="04cb4f60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ec5a00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b814dd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883a87"/>
    </style:style>
    <style:style style:name="P9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10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0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fb4a57" style:font-size-asian="10pt" style:font-weight-asian="bold" style:font-size-complex="10pt" style:font-weight-complex="bold"/>
    </style:style>
    <style:style style:name="P10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b9daa6" officeooo:paragraph-rsid="03b9daa6" style:font-size-asian="10pt" style:font-weight-asian="bold" style:font-size-complex="10pt" style:font-weight-complex="bold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officeooo:paragraph-rsid="018d7e9c" style:font-size-asian="10pt" style:font-weight-asian="bold" style:font-size-complex="10pt" style:font-weight-complex="bold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officeooo:rsid="03a37c6c" officeooo:paragraph-rsid="03a37c6c"/>
    </style:style>
    <style:style style:name="P10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rsid="03a37c6c" officeooo:paragraph-rsid="03a37c6c" style:font-weight-asian="bold" style:font-weight-complex="bold"/>
    </style:style>
    <style:style style:name="P106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3c35a09" officeooo:paragraph-rsid="03c35a09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3516d9f" officeooo:paragraph-rsid="040b4e3b" style:font-size-asian="10pt" style:font-weight-asian="bold" style:font-size-complex="10pt" style:font-weight-complex="bold"/>
    </style:style>
    <style:style style:name="P108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3c60f6e" officeooo:paragraph-rsid="041b8263" style:font-size-asian="10pt" style:font-weight-asian="bold" style:font-size-complex="10pt" style:font-weight-complex="bold"/>
    </style:style>
    <style:style style:name="P109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fo:font-weight="bold" officeooo:rsid="03d1fe5d" officeooo:paragraph-rsid="03d1fe5d" style:font-weight-asian="bold" style:font-weight-complex="bold"/>
    </style:style>
    <style:style style:name="P11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style:font-size-asian="12pt" style:font-size-complex="12pt"/>
    </style:style>
    <style:style style:name="P112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113" style:family="paragraph" style:parent-style-name="Text_20_body">
      <style:text-properties style:font-name="Liberation Serif" fo:font-size="12pt" fo:language="en" fo:country="US" officeooo:paragraph-rsid="03883a87" style:font-size-asian="12pt" style:font-size-complex="12pt"/>
    </style:style>
    <style:style style:name="P114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115" style:family="paragraph" style:parent-style-name="Text_20_body">
      <style:text-properties style:font-name="Liberation Serif" fo:font-size="12pt" style:font-size-asian="12pt" style:font-size-complex="12pt"/>
    </style:style>
    <style:style style:name="P116" style:family="paragraph" style:parent-style-name="Text_20_body">
      <style:text-properties fo:font-weight="normal" officeooo:paragraph-rsid="03d71121" style:font-weight-asian="normal" style:font-weight-complex="normal"/>
    </style:style>
    <style:style style:name="P117" style:family="paragraph" style:parent-style-name="Text_20_body">
      <style:text-properties fo:font-weight="normal" officeooo:paragraph-rsid="03de7ac2" style:font-weight-asian="normal" style:font-weight-complex="normal"/>
    </style:style>
    <style:style style:name="P118" style:family="paragraph" style:parent-style-name="Text_20_body">
      <style:text-properties officeooo:paragraph-rsid="03f29667"/>
    </style:style>
    <style:style style:name="P119" style:family="paragraph" style:parent-style-name="Text_20_body">
      <style:text-properties officeooo:paragraph-rsid="03f36482"/>
    </style:style>
    <style:style style:name="P120" style:family="paragraph" style:parent-style-name="Text_20_body">
      <style:text-properties officeooo:paragraph-rsid="0409229c"/>
    </style:style>
    <style:style style:name="P121" style:family="paragraph" style:parent-style-name="Text_20_body">
      <style:text-properties officeooo:paragraph-rsid="042f4d25"/>
    </style:style>
    <style:style style:name="P122" style:family="paragraph" style:parent-style-name="Text_20_body">
      <style:text-properties officeooo:paragraph-rsid="043d91e5"/>
    </style:style>
    <style:style style:name="P123" style:family="paragraph" style:parent-style-name="Text_20_body">
      <style:text-properties officeooo:paragraph-rsid="0450b733"/>
    </style:style>
    <style:style style:name="P124" style:family="paragraph" style:parent-style-name="Text_20_body">
      <style:text-properties officeooo:paragraph-rsid="045d2d50"/>
    </style:style>
    <style:style style:name="P125" style:family="paragraph" style:parent-style-name="Text_20_body">
      <style:text-properties style:font-name="Liberation Mono" fo:font-size="10pt" style:font-size-asian="10pt" style:font-size-complex="10pt"/>
    </style:style>
    <style:style style:name="P126" style:family="paragraph" style:parent-style-name="Text_20_body">
      <style:text-properties officeooo:paragraph-rsid="049ded57"/>
    </style:style>
    <style:style style:name="P127" style:family="paragraph" style:parent-style-name="Text_20_body">
      <style:text-properties officeooo:paragraph-rsid="04ada6d1"/>
    </style:style>
    <style:style style:name="P128" style:family="paragraph" style:parent-style-name="Heading_20_2">
      <style:text-properties style:font-name="Liberation Serif" fo:font-size="12pt" style:font-size-asian="12pt" style:font-size-complex="12pt"/>
    </style:style>
    <style:style style:name="P129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30" style:family="paragraph" style:parent-style-name="Standard">
      <style:paragraph-properties fo:margin-top="0cm" fo:margin-bottom="0.499cm" loext:contextual-spacing="false"/>
      <style:text-properties officeooo:paragraph-rsid="010f1a39"/>
    </style:style>
    <style:style style:name="P131" style:family="paragraph" style:parent-style-name="Standard">
      <style:paragraph-properties fo:margin-top="0cm" fo:margin-bottom="0.499cm" loext:contextual-spacing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2" style:family="paragraph" style:parent-style-name="Preformatted_20_Text">
      <style:paragraph-properties fo:margin-top="0cm" fo:margin-bottom="0.499cm" loext:contextual-spacing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3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34" style:family="paragraph" style:parent-style-name="Heading_20_1">
      <style:text-properties fo:language="en" fo:country="US" officeooo:paragraph-rsid="03875e90"/>
    </style:style>
    <style:style style:name="P135" style:family="paragraph" style:parent-style-name="Preformatted_20_Text">
      <style:text-properties fo:font-weight="bold" officeooo:paragraph-rsid="03d1fe5d" style:font-weight-asian="bold" style:font-weight-complex="bold"/>
    </style:style>
    <style:style style:name="P136" style:family="paragraph" style:parent-style-name="Preformatted_20_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7" style:family="paragraph" style:parent-style-name="Preformatted_20_Text">
      <style:text-properties style:font-name="Liberation Mono" fo:font-size="10pt" fo:font-weight="bold" officeooo:paragraph-rsid="03c35a09" style:font-size-asian="10pt" style:font-weight-asian="bold" style:font-size-complex="10pt" style:font-weight-complex="bold"/>
    </style:style>
    <style:style style:name="P138" style:family="paragraph" style:parent-style-name="Preformatted_20_Text">
      <style:text-properties style:font-name="Liberation Mono" fo:font-size="10pt" fo:font-weight="bold" officeooo:paragraph-rsid="03d09061" style:font-size-asian="10pt" style:font-weight-asian="bold" style:font-size-complex="10pt" style:font-weight-complex="bold"/>
    </style:style>
    <style:style style:name="P139" style:family="paragraph" style:parent-style-name="Preformatted_20_Text">
      <style:text-properties style:font-name="Liberation Mono" fo:font-size="10pt" fo:font-weight="bold" officeooo:paragraph-rsid="040b4e3b" style:font-size-asian="10pt" style:font-weight-asian="bold" style:font-size-complex="10pt" style:font-weight-complex="bold"/>
    </style:style>
    <style:style style:name="P140" style:family="paragraph" style:parent-style-name="Table_20_Contents" style:list-style-name="L3">
      <style:paragraph-properties fo:margin-top="0cm" fo:margin-bottom="0cm" loext:contextual-spacing="false" fo:line-height="100%"/>
    </style:style>
    <style:style style:name="P141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42" style:family="paragraph" style:parent-style-name="Standard" style:list-style-name="L4">
      <style:paragraph-properties fo:margin-top="0cm" fo:margin-bottom="0cm" loext:contextual-spacing="true"/>
      <style:text-properties style:font-name="Liberation Serif" fo:font-size="12pt" officeooo:paragraph-rsid="0198a170" style:font-size-asian="12pt" style:font-size-complex="12pt"/>
    </style:style>
    <style:style style:name="P143" style:family="paragraph" style:parent-style-name="Standard" style:list-style-name="L5">
      <style:paragraph-properties fo:margin-top="0cm" fo:margin-bottom="0cm" loext:contextual-spacing="false"/>
      <style:text-properties fo:font-weight="normal" officeooo:rsid="037c11ce" officeooo:paragraph-rsid="04579865" style:font-weight-asian="normal" style:font-weight-complex="normal"/>
    </style:style>
    <style:style style:name="P144" style:family="paragraph" style:parent-style-name="Standard" style:list-style-name="L5">
      <style:paragraph-properties fo:margin-top="0cm" fo:margin-bottom="0cm" loext:contextual-spacing="false"/>
      <style:text-properties fo:font-weight="normal" officeooo:paragraph-rsid="04579865" style:font-weight-asian="normal" style:font-weight-complex="normal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feb61f" officeooo:paragraph-rsid="04e05b40" fo:background-color="#ffffff" style:font-size-asian="12pt" style:font-size-complex="12pt"/>
    </style:style>
    <style:style style:name="P146" style:family="paragraph" style:parent-style-name="Text_20_body" style:list-style-name="L2"/>
    <style:style style:name="P147" style:family="paragraph" style:parent-style-name="Text_20_body" style:list-style-name="L6">
      <style:paragraph-properties fo:line-height="100%"/>
    </style:style>
    <style:style style:name="P148" style:family="paragraph" style:parent-style-name="Text_20_body" style:list-style-name="L7"/>
    <style:style style:name="P149" style:family="paragraph" style:parent-style-name="Text_20_body" style:list-style-name="L9"/>
    <style:style style:name="P150" style:family="paragraph" style:parent-style-name="Text_20_body" style:list-style-name="L10"/>
    <style:style style:name="P151" style:family="paragraph" style:parent-style-name="Text_20_body" style:list-style-name="L12"/>
    <style:style style:name="P152" style:family="paragraph" style:parent-style-name="Text_20_body" style:list-style-name="L1">
      <style:paragraph-properties fo:margin-top="0cm" fo:margin-bottom="0cm" loext:contextual-spacing="false"/>
    </style:style>
    <style:style style:name="P153" style:family="paragraph" style:parent-style-name="Text_20_body" style:list-style-name="L2">
      <style:paragraph-properties fo:margin-top="0cm" fo:margin-bottom="0cm" loext:contextual-spacing="false"/>
    </style:style>
    <style:style style:name="P154" style:family="paragraph" style:parent-style-name="Text_20_body" style:list-style-name="L5">
      <style:paragraph-properties fo:margin-top="0cm" fo:margin-bottom="0cm" loext:contextual-spacing="false"/>
      <style:text-properties officeooo:rsid="037c11ce"/>
    </style:style>
    <style:style style:name="P155" style:family="paragraph" style:parent-style-name="Text_20_body" style:list-style-name="L7">
      <style:paragraph-properties fo:margin-top="0cm" fo:margin-bottom="0cm" loext:contextual-spacing="false"/>
    </style:style>
    <style:style style:name="P156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57" style:family="paragraph" style:parent-style-name="Text_20_body" style:list-style-name="L9">
      <style:paragraph-properties fo:margin-top="0cm" fo:margin-bottom="0cm" loext:contextual-spacing="false"/>
      <style:text-properties officeooo:paragraph-rsid="03ebcd92"/>
    </style:style>
    <style:style style:name="P158" style:family="paragraph" style:parent-style-name="Text_20_body" style:list-style-name="L8">
      <style:paragraph-properties fo:margin-top="0cm" fo:margin-bottom="0cm" loext:contextual-spacing="false"/>
      <style:text-properties officeooo:paragraph-rsid="03ebcd92"/>
    </style:style>
    <style:style style:name="P159" style:family="paragraph" style:parent-style-name="Text_20_body" style:list-style-name="L10">
      <style:paragraph-properties fo:margin-top="0cm" fo:margin-bottom="0cm" loext:contextual-spacing="false"/>
    </style:style>
    <style:style style:name="P160" style:family="paragraph" style:parent-style-name="Text_20_body" style:list-style-name="L11">
      <style:paragraph-properties fo:margin-top="0cm" fo:margin-bottom="0cm" loext:contextual-spacing="false"/>
      <style:text-properties officeooo:paragraph-rsid="042ce2d9"/>
    </style:style>
    <style:style style:name="P161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3beaa14" style:font-weight-asian="bold" style:font-weight-complex="bold"/>
    </style:style>
    <style:style style:name="T5" style:family="text">
      <style:text-properties fo:font-weight="bold" officeooo:rsid="03bebe84" style:font-weight-asian="bold" style:font-weight-complex="bold"/>
    </style:style>
    <style:style style:name="T6" style:family="text">
      <style:text-properties fo:font-weight="bold" officeooo:rsid="00369093" style:font-weight-asian="bold" style:font-weight-complex="bold"/>
    </style:style>
    <style:style style:name="T7" style:family="text">
      <style:text-properties fo:font-weight="bold" officeooo:rsid="03f29667" style:font-weight-asian="bold" style:font-weight-complex="bold"/>
    </style:style>
    <style:style style:name="T8" style:family="text">
      <style:text-properties fo:font-weight="bold" officeooo:rsid="04158133" style:font-weight-asian="bold" style:font-weight-complex="bold"/>
    </style:style>
    <style:style style:name="T9" style:family="text">
      <style:text-properties fo:font-weight="bold" officeooo:rsid="043d91e5" style:font-weight-asian="bold" style:font-weight-complex="bold"/>
    </style:style>
    <style:style style:name="T10" style:family="text">
      <style:text-properties fo:font-weight="bold" officeooo:rsid="044031cd" style:font-weight-asian="bold" style:font-weight-complex="bold"/>
    </style:style>
    <style:style style:name="T11" style:family="text">
      <style:text-properties fo:font-weight="bold" officeooo:rsid="04090daf" style:font-weight-asian="bold" style:font-weight-complex="bold"/>
    </style:style>
    <style:style style:name="T12" style:family="text">
      <style:text-properties fo:font-weight="bold" officeooo:rsid="047c942b" style:font-weight-asian="bold" style:font-weight-complex="bold"/>
    </style:style>
    <style:style style:name="T13" style:family="text">
      <style:text-properties fo:font-weight="bold" officeooo:rsid="0480b5e2" style:font-weight-asian="bold" style:font-weight-complex="bold"/>
    </style:style>
    <style:style style:name="T14" style:family="text">
      <style:text-properties fo:font-weight="bold" officeooo:rsid="0198a170" style:font-weight-asian="bold" style:font-weight-complex="bold"/>
    </style:style>
    <style:style style:name="T15" style:family="text">
      <style:text-properties fo:font-weight="bold" officeooo:rsid="04a1f634" style:font-weight-asian="bold" style:font-weight-complex="bold"/>
    </style:style>
    <style:style style:name="T16" style:family="text">
      <style:text-properties fo:font-weight="bold" officeooo:rsid="04b575f8" style:font-weight-asian="bold" style:font-weight-complex="bold"/>
    </style:style>
    <style:style style:name="T17" style:family="text">
      <style:text-properties fo:font-weight="bold" officeooo:rsid="04b86f01" style:font-weight-asian="bold" style:font-weight-complex="bold"/>
    </style:style>
    <style:style style:name="T18" style:family="text">
      <style:text-properties fo:font-weight="bold" officeooo:rsid="04bac1d7" style:font-weight-asian="bold" style:font-weight-complex="bold"/>
    </style:style>
    <style:style style:name="T19" style:family="text">
      <style:text-properties fo:font-weight="bold" officeooo:rsid="01739435" style:font-size-asian="10.5pt" style:font-weight-asian="bold" style:font-weight-complex="bold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officeooo:rsid="00e883eb" style:font-size-asian="12pt" style:font-size-complex="12pt"/>
    </style:style>
    <style:style style:name="T23" style:family="text">
      <style:text-properties style:font-name="Liberation Serif" fo:font-size="12pt" fo:font-weight="bold" style:font-size-asian="12pt" style:font-size-complex="12pt"/>
    </style:style>
    <style:style style:name="T24" style:family="text">
      <style:text-properties style:font-name="Liberation Serif" fo:font-size="12pt" fo:font-weight="bold" officeooo:rsid="048317c2" style:font-size-asian="12pt" style:font-size-complex="12pt"/>
    </style:style>
    <style:style style:name="T2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3d9e5bc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language="en" fo:country="US" fo:font-weight="bold" officeooo:rsid="02d59520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320719f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3d9e5bc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4331fb9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4ab87b3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315266e" fo:background-color="#ffffff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464e1f5" fo:background-color="#ffffff" loext:char-shading-value="0" style:font-size-asian="12pt" style:font-weight-asian="normal" style:font-size-complex="12pt" style:font-weight-complex="normal"/>
    </style:style>
    <style:style style:name="T35" style:family="text">
      <style:text-properties style:font-name="Liberation Serif" fo:font-weight="normal" style:font-weight-asian="normal" style:font-weight-complex="normal"/>
    </style:style>
    <style:style style:name="T36" style:family="text">
      <style:text-properties style:font-name="Liberation Serif" fo:font-weight="normal" officeooo:rsid="0453d932" style:font-weight-asian="normal" style:font-weight-complex="normal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style:font-name="Liberation Serif" fo:font-weight="bold" officeooo:rsid="0453d932" style:font-weight-asian="bold" style:font-weight-complex="bold"/>
    </style:style>
    <style:style style:name="T39" style:family="text">
      <style:text-properties style:font-name="Liberation Serif" fo:font-weight="bold" officeooo:rsid="04b86f01" style:font-weight-asian="bold" style:font-weight-complex="bold"/>
    </style:style>
    <style:style style:name="T40" style:family="text">
      <style:text-properties style:font-name="Liberation Serif" officeooo:rsid="037c11ce"/>
    </style:style>
    <style:style style:name="T41" style:family="text">
      <style:text-properties style:font-name="Liberation Serif" officeooo:rsid="04b86f01"/>
    </style:style>
    <style:style style:name="T42" style:family="text">
      <style:text-properties style:font-name="Liberation Serif" officeooo:rsid="04bac1d7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3c0dc69" style:font-weight-asian="normal" style:font-weight-complex="normal"/>
    </style:style>
    <style:style style:name="T45" style:family="text">
      <style:text-properties fo:font-weight="normal" officeooo:rsid="042ab8d4" style:font-weight-asian="normal" style:font-weight-complex="normal"/>
    </style:style>
    <style:style style:name="T46" style:family="text">
      <style:text-properties fo:font-weight="normal" officeooo:rsid="043d91e5" style:font-weight-asian="normal" style:font-weight-complex="normal"/>
    </style:style>
    <style:style style:name="T47" style:family="text">
      <style:text-properties fo:font-weight="normal" officeooo:rsid="04922eac" style:font-weight-asian="normal" style:font-weight-complex="normal"/>
    </style:style>
    <style:style style:name="T48" style:family="text">
      <style:text-properties fo:font-weight="normal" officeooo:rsid="0492a597" style:font-weight-asian="normal" style:font-weight-complex="normal"/>
    </style:style>
    <style:style style:name="T49" style:family="text">
      <style:text-properties fo:font-weight="normal" officeooo:rsid="0493a626" style:font-weight-asian="normal" style:font-weight-complex="normal"/>
    </style:style>
    <style:style style:name="T50" style:family="text">
      <style:text-properties style:font-weight-asian="bold" style:font-weight-complex="bold"/>
    </style:style>
    <style:style style:name="T51" style:family="text">
      <style:text-properties fo:language="en" fo:country="US"/>
    </style:style>
    <style:style style:name="T52" style:family="text">
      <style:text-properties fo:language="en" fo:country="US" fo:font-weight="bold"/>
    </style:style>
    <style:style style:name="T53" style:family="text">
      <style:text-properties fo:language="en" fo:country="US" fo:font-weight="bold" style:font-weight-asian="bold" style:font-weight-complex="bold"/>
    </style:style>
    <style:style style:name="T54" style:family="text">
      <style:text-properties fo:language="en" fo:country="US" fo:font-weight="bold" officeooo:rsid="03e17b3d" style:font-weight-asian="bold" style:font-weight-complex="bold"/>
    </style:style>
    <style:style style:name="T55" style:family="text">
      <style:text-properties fo:language="en" fo:country="US" fo:font-weight="bold" officeooo:rsid="04208119" style:font-weight-asian="bold" style:font-weight-complex="bold"/>
    </style:style>
    <style:style style:name="T56" style:family="text">
      <style:text-properties style:font-name="Liberation Mono" fo:font-weight="bold" style:font-weight-asian="bold" style:font-weight-complex="bold"/>
    </style:style>
    <style:style style:name="T5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8" style:family="text">
      <style:text-properties style:font-name="Liberation Mono" fo:font-size="10pt" fo:font-weight="bold" officeooo:rsid="03a37c6c" style:font-size-asian="10pt" style:font-weight-asian="bold" style:font-size-complex="10pt" style:font-weight-complex="bold"/>
    </style:style>
    <style:style style:name="T59" style:family="text">
      <style:text-properties style:font-name="Liberation Mono" fo:font-size="10pt" fo:font-weight="bold" officeooo:rsid="047582a6" style:font-size-asian="10pt" style:font-weight-asian="bold" style:font-size-complex="10pt" style:font-weight-complex="bold"/>
    </style:style>
    <style:style style:name="T60" style:family="text">
      <style:text-properties style:font-name="Liberation Mono" fo:font-size="10pt" fo:font-weight="bold" officeooo:rsid="04783451" style:font-size-asian="10pt" style:font-weight-asian="bold" style:font-size-complex="10pt" style:font-weight-complex="bold"/>
    </style:style>
    <style:style style:name="T61" style:family="text">
      <style:text-properties style:font-name="Liberation Mono" fo:font-size="10pt" fo:font-weight="bold" officeooo:rsid="047110b6" style:font-size-asian="10pt" style:font-weight-asian="bold" style:font-size-complex="10pt" style:font-weight-complex="bold"/>
    </style:style>
    <style:style style:name="T62" style:family="text">
      <style:text-properties style:font-name="Liberation Mono" fo:font-size="10pt" fo:font-weight="bold" officeooo:rsid="049d3f06" style:font-size-asian="10pt" style:font-weight-asian="bold" style:font-size-complex="10pt" style:font-weight-complex="bold"/>
    </style:style>
    <style:style style:name="T63" style:family="text">
      <style:text-properties style:font-name="Liberation Mono" fo:font-size="10pt" fo:font-weight="bold" officeooo:rsid="037c11ce" style:font-size-asian="10pt" style:font-weight-asian="bold" style:font-size-complex="10pt" style:font-weight-complex="bold"/>
    </style:style>
    <style:style style:name="T64" style:family="text">
      <style:text-properties officeooo:rsid="007743e6"/>
    </style:style>
    <style:style style:name="T65" style:family="text">
      <style:text-properties officeooo:rsid="009ccf87"/>
    </style:style>
    <style:style style:name="T66" style:family="text">
      <style:text-properties officeooo:rsid="00e883eb"/>
    </style:style>
    <style:style style:name="T67" style:family="text">
      <style:text-properties officeooo:rsid="01c729e2"/>
    </style:style>
    <style:style style:name="T68" style:family="text">
      <style:text-properties officeooo:rsid="0270a0db"/>
    </style:style>
    <style:style style:name="T69" style:family="text">
      <style:text-properties officeooo:rsid="02befdb2"/>
    </style:style>
    <style:style style:name="T70" style:family="text">
      <style:text-properties officeooo:rsid="00369093"/>
    </style:style>
    <style:style style:name="T71" style:family="text">
      <style:text-properties officeooo:rsid="03992090"/>
    </style:style>
    <style:style style:name="T72" style:family="text">
      <style:text-properties style:font-size-asian="10.5pt"/>
    </style:style>
    <style:style style:name="T73" style:family="text">
      <style:text-properties officeooo:rsid="01739435" style:font-size-asian="10.5pt"/>
    </style:style>
    <style:style style:name="T74" style:family="text">
      <style:text-properties officeooo:rsid="037c11ce"/>
    </style:style>
    <style:style style:name="T75" style:family="text">
      <style:text-properties officeooo:rsid="03a7c71c"/>
    </style:style>
    <style:style style:name="T76" style:family="text">
      <style:text-properties officeooo:rsid="03b814dd"/>
    </style:style>
    <style:style style:name="T77" style:family="text">
      <style:text-properties officeooo:rsid="03c5a6ee"/>
    </style:style>
    <style:style style:name="T78" style:family="text">
      <style:text-properties officeooo:rsid="03f29667"/>
    </style:style>
    <style:style style:name="T79" style:family="text">
      <style:text-properties officeooo:rsid="03f50ec4"/>
    </style:style>
    <style:style style:name="T80" style:family="text">
      <style:text-properties officeooo:rsid="04090daf"/>
    </style:style>
    <style:style style:name="T81" style:family="text">
      <style:text-properties officeooo:rsid="0409229c"/>
    </style:style>
    <style:style style:name="T82" style:family="text">
      <style:text-properties officeooo:rsid="04256d5c"/>
    </style:style>
    <style:style style:name="T83" style:family="text">
      <style:text-properties officeooo:rsid="044031cd"/>
    </style:style>
    <style:style style:name="T84" style:family="text">
      <style:text-properties officeooo:rsid="044c25a2"/>
    </style:style>
    <style:style style:name="T85" style:family="text">
      <style:text-properties officeooo:rsid="0198a170"/>
    </style:style>
    <style:style style:name="T86" style:family="text">
      <style:text-properties officeooo:rsid="01a0b5ab"/>
    </style:style>
    <style:style style:name="T87" style:family="text">
      <style:text-properties officeooo:rsid="019f26e1"/>
    </style:style>
    <style:style style:name="T88" style:family="text">
      <style:text-properties officeooo:rsid="015780b8"/>
    </style:style>
    <style:style style:name="T89" style:family="text">
      <style:text-properties officeooo:rsid="046c749a"/>
    </style:style>
    <style:style style:name="T90" style:family="text">
      <style:text-properties officeooo:rsid="04730e3b"/>
    </style:style>
    <style:style style:name="T91" style:family="text">
      <style:text-properties officeooo:rsid="0474ebcf"/>
    </style:style>
    <style:style style:name="T92" style:family="text">
      <style:text-properties officeooo:rsid="0480b5e2"/>
    </style:style>
    <style:style style:name="T9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7" style:family="text">
      <style:text-properties officeooo:rsid="0490e7b8"/>
    </style:style>
    <style:style style:name="T98" style:family="text">
      <style:text-properties officeooo:rsid="049c2179"/>
    </style:style>
    <style:style style:name="T99" style:family="text">
      <style:text-properties officeooo:rsid="049d3f06"/>
    </style:style>
    <style:style style:name="T100" style:family="text">
      <style:text-properties officeooo:rsid="04a1f634"/>
    </style:style>
    <style:style style:name="T101" style:family="text">
      <style:text-properties officeooo:rsid="04a652b0"/>
    </style:style>
    <style:style style:name="T102" style:family="text">
      <style:text-properties officeooo:rsid="04ae7533"/>
    </style:style>
    <style:style style:name="T103" style:family="text">
      <style:text-properties fo:font-size="10pt" fo:font-weight="bold" style:font-size-asian="10pt" style:font-weight-asian="bold" style:font-size-complex="10pt" style:font-weight-complex="bold"/>
    </style:style>
    <style:style style:name="T104" style:family="text">
      <style:text-properties officeooo:rsid="04bbdb10"/>
    </style:style>
    <style:style style:name="T105" style:family="text">
      <style:text-properties officeooo:rsid="04bac1d7"/>
    </style:style>
    <style:style style:name="T106" style:family="text">
      <style:text-properties officeooo:rsid="04d512de"/>
    </style:style>
    <style:style style:name="T107" style:family="text">
      <style:text-properties officeooo:rsid="04d6da8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4" text:outline-level="1"><text:bookmark text:name="firstHeading"/><text:span text:style-name="T25">Python</text:span><text:span text:style-name="T21">/C2/</text:span><text:bookmark text:name="firstHeading3"/><text:span text:style-name="T21">Parsing-data/English</text:span></text:h>
      <text:p text:style-name="P112"/>
      <text:section text:style-name="Sect1" text:name="bodyContent">
        <text:p text:style-name="P115"/>
        <text:section text:style-name="Sect1" text:name="contentSub">
          <text:p text:style-name="P115"><text:s/></text:p>
        </text:section>
      </text:section>
      <text:section text:style-name="Sect2" text:name="mw-content-text">
        <text:p text:style-name="P113"><text:span text:style-name="T1">Title of script</text:span>: <text:span text:style-name="T2"><text:s text:c="3"/></text:span><text:span text:style-name="T3"><text:s/>Parsing-data</text:span></text:p>
        <text:p text:style-name="P114">Author: <text:span text:style-name="T65">Aditya Palaparthy</text:span></text:p>
        <text:p text:style-name="P115"><text:span text:style-name="T52">Keywords: </text:span><text:span text:style-name="T53">Python</text:span><text:span text:style-name="T52">, </text:span><text:span text:style-name="T53">IPython,</text:span><text:span text:style-name="T51"> </text:span><text:span text:style-name="T54">split, strip, </text:span><text:span text:style-name="T55">int, float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2">Visual Cue</text:p>
            </table:table-cell>
            <table:table-cell table:style-name="Table1.A1" office:value-type="string">
              <text:p text:style-name="P82">Narration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Text_20_body">containing title, name of the production team along with the logo of MHRD </text:p>
            </table:table-cell>
            <table:table-cell table:style-name="Table1.A1" office:value-type="string">
              <text:p text:style-name="P98"><text:span text:style-name="T21">Hello Friends. </text:span>Welcome to the tutorial on "<text:span text:style-name="T27">Parsing-data</text:span>". </text:p>
            </table:table-cell>
          </table:table-row>
          <table:table-row>
            <table:table-cell table:style-name="Table1.A1" office:value-type="string">
              <text:p text:style-name="P2">Show Slide </text:p>
              <text:p text:style-name="P2"><text:span text:style-name="T69">O</text:span>bjectives </text:p>
              <text:p text:style-name="P83"/>
            </table:table-cell>
            <table:table-cell table:style-name="Table1.A1" office:value-type="string">
              <text:p text:style-name="P3"><text:span text:style-name="T85">At the end of</text:span> this tutorial, <text:span text:style-name="T88">we will learn to-</text:span> </text:p>
              <text:p text:style-name="P1"/>
              <text:list xml:id="list4870735406023033470" text:style-name="L1">
                <text:list-item>
                  <text:p text:style-name="P152"><text:span text:style-name="T2">Split </text:span><text:span text:style-name="T43">a</text:span><text:span text:style-name="T2"> string </text:span><text:span text:style-name="T43">using</text:span><text:span text:style-name="T2"> </text:span><text:span text:style-name="T43">a</text:span><text:span text:style-name="T2"> delimiter. </text:span></text:p>
                </text:list-item>
                <text:list-item text:style-override="L2">
                  <text:p text:style-name="P153">Remove the <text:span text:style-name="T2">whitespace</text:span> around the <text:span text:style-name="T2">string</text:span>. </text:p>
                </text:list-item>
                <text:list-item text:style-override="L2">
                  <text:p text:style-name="P146">Convert <text:span text:style-name="T101">between different buit-in</text:span> <text:span text:style-name="T2">datatypes</text:span>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83">Show Slide </text:p>
              <text:p text:style-name="P83">System <text:span text:style-name="T107">Specifications</text:span> </text:p>
            </table:table-cell>
            <table:table-cell table:style-name="Table1.A4" office:value-type="string">
              <text:p text:style-name="P83">To record this tutorial, I am using </text:p>
              <text:list xml:id="list4286953262504584369" text:style-name="L3">
                <text:list-item>
                  <text:p text:style-name="P140"><text:span text:style-name="T23">Ubuntu Linux 14.04</text:span><text:span text:style-name="T21"> operating system</text:span></text:p>
                </text:list-item>
                <text:list-item>
                  <text:p text:style-name="P141"><text:span text:style-name="T50">Python</text:span> 2.7.6</text:p>
                </text:list-item>
                <text:list-item>
                  <text:p text:style-name="P140"><text:span text:style-name="T25">IPython</text:span><text:span text:style-name="T23"> </text:span><text:span text:style-name="T24">4</text:span><text:span text:style-name="T23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>Show Slide </text:p>
              <text:p text:style-name="Text_20_body">Pre-requisite slide </text:p>
            </table:table-cell>
            <table:table-cell table:style-name="Table1.A4" office:value-type="string">
              <text:p text:style-name="P1">To <text:span text:style-name="T86">practise</text:span> this tutorial, <text:span text:style-name="T87">you </text:span>should know how to </text:p>
              <text:list xml:id="list5703057470987900908" text:style-name="L4">
                <text:list-item>
                  <text:p text:style-name="P142">run basic <text:span text:style-name="T2">Python </text:span>commands on the <text:span text:style-name="T2">ipython console</text:span></text:p>
                </text:list-item>
                <text:list-item>
                  <text:p text:style-name="P142"><text:span text:style-name="T106">use </text:span><text:span text:style-name="T14">lists</text:span><text:span text:style-name="T2">.</text:span></text:p>
                </text:list-item>
              </text:list>
              <text:p text:style-name="P110"/>
              <text:p text:style-name="P111">If not, <text:span text:style-name="T85">see the pre-requisite</text:span> <text:span text:style-name="T2">Python </text:span>tutorials <text:span text:style-name="T85">on </text:span>this website.</text:p>
            </table:table-cell>
          </table:table-row>
          <table:table-row table:style-name="Table1.6">
            <table:table-cell table:style-name="Table1.A6" office:value-type="string">
              <text:p text:style-name="P5"/>
            </table:table-cell>
            <table:table-cell table:style-name="Table1.A6" office:value-type="string">
              <text:p text:style-name="P30">Before beginning this tutorial</text:p>
              <text:p text:style-name="P30"/>
              <text:p text:style-name="P30">Please download the file<text:span text:style-name="T2"> sslc.txt </text:span>from spoken tutorial website.</text:p>
            </table:table-cell>
          </table:table-row>
          <table:table-row table:style-name="Table1.6">
            <table:table-cell table:style-name="Table1.A6" office:value-type="string">
              <text:p text:style-name="P5">[Terminal]</text:p>
              <text:p text:style-name="P69"><text:span text:style-name="T56">ipython </text:span><text:span text:style-name="T2"><text:s/></text:span></text:p>
            </table:table-cell>
            <table:table-cell table:style-name="Table1.A6" office:value-type="string">
              <text:p text:style-name="P129">Let us start <text:span text:style-name="T2">ipython</text:span> <text:s/></text:p>
              <text:p text:style-name="P129"/>
              <text:p text:style-name="P129"><text:span text:style-name="T64">O</text:span>pen the <text:span text:style-name="T2">terminal</text:span> and <text:span text:style-name="T67">T</text:span>ype <text:span text:style-name="T56">ipython </text:span><text:span text:style-name="T36">and press </text:span><text:span text:style-name="T38">Enter</text:span></text:p>
            </table:table-cell>
          </table:table-row>
          <table:table-row table:style-name="Table1.8">
            <table:table-cell table:style-name="Table1.A6" office:value-type="string">
              <text:p text:style-name="P48"><text:span text:style-name="T43">Open the file </text:span>sslc.txt<text:span text:style-name="T43"> and show</text:span> </text:p>
            </table:table-cell>
            <table:table-cell table:style-name="Table1.A6" office:value-type="string">
              <text:p text:style-name="P28">Let us start this tutorial with the help of an exercise. </text:p>
              <text:p text:style-name="P28"/>
              <text:p text:style-name="P124"><text:span text:style-name="T43">Open the file </text:span><text:span text:style-name="T2">sslc.txt</text:span><text:span text:style-name="T43"> </text:span><text:span text:style-name="T48">for </text:span><text:span text:style-name="T49">seeing</text:span> <text:span text:style-name="T2">records</text:span>. </text:p>
              <text:p text:style-name="P121">Each record corresponds to a <text:span text:style-name="T2">student</text:span>. </text:p>
            </table:table-cell>
          </table:table-row>
          <table:table-row>
            <table:table-cell table:style-name="Table1.A1" office:value-type="string">
              <text:p text:style-name="P8">Show Slide </text:p>
              <text:p text:style-name="Text_20_body">'Data set' </text:p>
              <text:p text:style-name="P38"/>
            </table:table-cell>
            <table:table-cell table:style-name="Table1.A1" office:value-type="string">
              <text:p text:style-name="P76"><text:span text:style-name="T33">File sslc.txt contains data as </text:span><text:span text:style-name="T34">below</text:span></text:p>
              <text:p text:style-name="P29"/>
              <text:p text:style-name="P29">As you can see, each <text:span text:style-name="T2">record</text:span> consists of <text:span text:style-name="T2">fields</text:span> separated by a <text:span text:style-name="T2">semicolon</text:span>. </text:p>
            </table:table-cell>
          </table:table-row>
          <text:soft-page-break/>
          <table:table-row>
            <table:table-cell table:style-name="Table1.A6" office:value-type="string">
              <text:p text:style-name="P9">Show Slide </text:p>
              <text:p text:style-name="P70">'Data set' </text:p>
            </table:table-cell>
            <table:table-cell table:style-name="Table1.A6" office:value-type="string">
              <text:p text:style-name="P81">The data in sslc.txt is as shown <text:span text:style-name="T98">o</text:span>n your screen.</text:p>
              <text:p text:style-name="P29"/>
              <text:p text:style-name="Text_20_body"><text:span text:style-name="T31">We need</text:span><text:span text:style-name="T28"> to calculate the </text:span><text:span text:style-name="T25">arithmetic</text:span><text:span text:style-name="T28"> </text:span><text:span text:style-name="T25">mean</text:span><text:span text:style-name="T28"> of all the math</text:span><text:span text:style-name="T32">ematics</text:span><text:span text:style-name="T28"> marks in the region "B".</text:span> </text:p>
            </table:table-cell>
          </table:table-row>
          <table:table-row>
            <table:table-cell table:style-name="Table1.A6" office:value-type="string">
              <text:p text:style-name="P88">Open the file sslc.txt and show </text:p>
              <text:p text:style-name="P96"><text:s/></text:p>
            </table:table-cell>
            <table:table-cell table:style-name="Table1.A6" office:value-type="string">
              <text:p text:style-name="P23"><text:span text:style-name="T70">Now let us understand, what is meant by '</text:span><text:span text:style-name="T6">parsing</text:span><text:span text:style-name="T70"> </text:span><text:span text:style-name="T6">data</text:span><text:span text:style-name="T70">'.</text:span></text:p>
              <text:p text:style-name="P23"/>
              <text:p text:style-name="P24"><text:span text:style-name="T100">The </text:span><text:span text:style-name="T15">data</text:span><text:span text:style-name="T100"> we have is in the form of </text:span><text:span text:style-name="T6">text</text:span><text:span text:style-name="T70">. </text:span></text:p>
              <text:p text:style-name="P24"/>
              <text:p text:style-name="P25"><text:span text:style-name="T6">Parsing</text:span><text:span text:style-name="T70"> this </text:span><text:span text:style-name="T6">data</text:span><text:span text:style-name="T70"> is all about reading it and </text:span><text:span text:style-name="T6">converting</text:span><text:span text:style-name="T70"> it into a form which can be used for </text:span><text:span text:style-name="T6">computations</text:span><text:span text:style-name="T70">. </text:span></text:p>
              <text:p text:style-name="P25"/>
              <text:p text:style-name="P25"><text:span text:style-name="T70">In our case, it will be a </text:span><text:span text:style-name="T6">sequence</text:span><text:span text:style-name="T70"> of numbers. </text:span></text:p>
              <text:p text:style-name="P25"/>
              <text:p text:style-name="Text_20_body"><text:span text:style-name="T28">We can clearly see that the problem involves reading </text:span><text:span text:style-name="T25">files</text:span><text:span text:style-name="T28"> and </text:span><text:span text:style-name="T25">tokenizing</text:span><text:span text:style-name="T28">. </text:span></text:p>
            </table:table-cell>
          </table:table-row>
          <table:table-row>
            <table:table-cell table:style-name="Table1.A4" office:value-type="string">
              <text:p text:style-name="P11">[IPython Console]</text:p>
              <text:p text:style-name="P11"/>
              <text:p text:style-name="P101">line = "parse this <text:s text:c="10"/>string"</text:p>
              <text:p text:style-name="P39"/>
            </table:table-cell>
            <table:table-cell table:style-name="Table1.A4" office:value-type="string">
              <text:p text:style-name="P89"><text:span text:style-name="T71">L</text:span>et us learn about <text:span text:style-name="T2">tokenizing</text:span> <text:span text:style-name="T2">strings</text:span>. We shall define a <text:span text:style-name="T2">string</text:span> first. </text:p>
              <text:p text:style-name="P89"/>
              <text:p text:style-name="P90">Type <text:span text:style-name="T57">line = "parse this <text:s text:c="10"/>string"</text:span></text:p>
              <text:p text:style-name="P91"><text:span text:style-name="T42">we </text:span><text:span text:style-name="T41">can have any number of </text:span><text:span text:style-name="T39">whitespaces</text:span><text:span text:style-name="T17"> </text:span><text:span text:style-name="T104">between ' </text:span><text:span text:style-name="T18">this and string </text:span><text:span text:style-name="T105">'.</text:span></text:p>
            </table:table-cell>
          </table:table-row>
          <table:table-row>
            <table:table-cell table:style-name="Table1.A4" office:value-type="string">
              <text:p text:style-name="P12">[IPython Console]</text:p>
              <text:p text:style-name="P40">line.split() </text:p>
            </table:table-cell>
            <table:table-cell table:style-name="Table1.A4" office:value-type="string">
              <text:p text:style-name="P7"><text:span text:style-name="T73">We are now going to </text:span><text:span text:style-name="T19">split</text:span><text:span text:style-name="T73"> this string on </text:span><text:span text:style-name="T19">whitespace</text:span><text:span text:style-name="T73">. </text:span></text:p>
              <text:p text:style-name="P31"/>
              <text:p text:style-name="P21"><text:span text:style-name="T73">T</text:span><text:span text:style-name="T72">ype </text:span><text:span text:style-name="T57">line.split() </text:span></text:p>
            </table:table-cell>
          </table:table-row>
          <table:table-row>
            <table:table-cell table:style-name="Table1.A4" office:value-type="string">
              <text:p text:style-name="P49"/>
            </table:table-cell>
            <table:table-cell table:style-name="Table1.A4" office:value-type="string">
              <text:p text:style-name="P117">As you can see, we get a <text:span text:style-name="T2">list</text:span> of <text:span text:style-name="T2">strings.</text:span></text:p>
              <text:p text:style-name="P68"><text:span text:style-name="Teletype"><text:span text:style-name="T103">split</text:span></text:span> splits on <text:span text:style-name="T2">whitespace</text:span> if called without an <text:span text:style-name="T2">argument</text:span>.</text:p>
              <text:p text:style-name="P116">In simple words, all the <text:span text:style-name="T2">spaces</text:span> are treated as one big space. </text:p>
            </table:table-cell>
          </table:table-row>
          <table:table-row>
            <table:table-cell table:style-name="Table1.A4" office:value-type="string">
              <text:p text:style-name="P99">[IPython Console]</text:p>
              <text:p text:style-name="P100"/>
              <text:p text:style-name="P37">record = "A;015163;JOSEPH RAJ S;083;042;47;0;72;244;;" </text:p>
              <text:p text:style-name="P132">record.split(';')</text:p>
            </table:table-cell>
            <table:table-cell table:style-name="Table1.A4" office:value-type="string">
              <text:p text:style-name="P14"><text:span text:style-name="T20">The </text:span><text:span text:style-name="T37">function</text:span><text:span text:style-name="T20"> </text:span><text:span text:style-name="Teletype"><text:span text:style-name="T57">split</text:span></text:span><text:span text:style-name="T20"> can also </text:span><text:span text:style-name="T37">split</text:span><text:span text:style-name="T20"> on a </text:span><text:span text:style-name="T37">string</text:span><text:span text:style-name="T20"> of our choice. </text:span></text:p>
              <text:p text:style-name="P14"/>
              <text:p text:style-name="P15"><text:span text:style-name="T20">This is achieved by passing that as an </text:span><text:span text:style-name="T37">argument</text:span><text:span text:style-name="T20">. </text:span></text:p>
              <text:p text:style-name="P15"/>
              <text:p text:style-name="P15"><text:span text:style-name="T20">But first lets define a sample record from the </text:span><text:span text:style-name="T37">file</text:span><text:span text:style-name="T20">. </text:span></text:p>
            </table:table-cell>
          </table:table-row>
          <table:table-row>
            <table:table-cell table:style-name="Table1.A4" office:value-type="string">
              <text:p text:style-name="P32"/>
              <text:p text:style-name="P103"/>
            </table:table-cell>
            <table:table-cell table:style-name="Table1.A4" office:value-type="string">
              <text:p text:style-name="P34"><text:span text:style-name="T29">We </text:span><text:span text:style-name="T30">get a </text:span><text:span text:style-name="T26">list</text:span><text:span text:style-name="T30"> of </text:span><text:span text:style-name="T26">strings</text:span><text:span text:style-name="T30"> separated by </text:span><text:span text:style-name="T26">semicolon</text:span><text:span text:style-name="T30">.</text:span></text:p>
              <text:p text:style-name="P50"/>
              <text:p text:style-name="P122"><text:span text:style-name="T46">It also</text:span><text:span text:style-name="T9"> </text:span><text:span text:style-name="T2">splits</text:span> if <text:span text:style-name="T83">an </text:span><text:span text:style-name="T10">argument</text:span><text:span text:style-name="T83"> is given</text:span>. </text:p>
            </table:table-cell>
          </table:table-row>
          <table:table-row table:style-name="Table1.17">
            <table:table-cell table:style-name="Table1.A4" office:value-type="string">
              <text:p text:style-name="P75"/>
              <text:p text:style-name="P75">Show Slide</text:p>
              <text:p text:style-name="P75"/>
              <text:p text:style-name="P75">Exercise <text:span text:style-name="T75">1</text:span> </text:p>
            </table:table-cell>
            <table:table-cell table:style-name="Table1.A4" office:value-type="string">
              <text:p text:style-name="P84"/>
              <text:p text:style-name="P84">Pause the video. <text:span text:style-name="T66">Try</text:span> this exercise and then resume the video.</text:p>
              <text:p text:style-name="P84"/>
              <text:list xml:id="list8092506733103040122" text:style-name="L5">
                <text:list-item>
                  <text:p text:style-name="P143">Split the variable line using a space as argument. </text:p>
                  <text:p text:style-name="P144"><text:span text:style-name="T74">Is it same as </text:span>splitting without an argument? </text:p>
                  <text:p text:style-name="P154"/>
                </text:list-item>
              </text:list>
            </table:table-cell>
          </table:table-row>
          <table:table-row table:style-name="Table1.17">
            <table:table-cell table:style-name="Table1.A4" office:value-type="string">
              <text:p text:style-name="P77">[IPython Console]</text:p>
              <text:p text:style-name="P104"/>
              <text:p text:style-name="P105"><text:span text:style-name="T90">a=</text:span>record.split()</text:p>
            </table:table-cell>
            <table:table-cell table:style-name="Table1.A4" office:value-type="string">
              <text:p text:style-name="P84">Switch to terminal for the solution </text:p>
              <text:p text:style-name="P84"/>
              <text:p text:style-name="P85">Type <text:span text:style-name="T61">a=</text:span><text:span text:style-name="T58">record.split()</text:span></text:p>
            </table:table-cell>
          </table:table-row>
          <table:table-row>
            <table:table-cell table:style-name="Table1.A4" office:value-type="string">
              <text:p text:style-name="P78">[IPython Console]</text:p>
              <text:p text:style-name="P78"/>
              <text:p text:style-name="P79"><text:span text:style-name="T91">b=</text:span>record.split(' ')</text:p>
            </table:table-cell>
            <table:table-cell table:style-name="Table1.A4" office:value-type="string">
              <text:p text:style-name="P95"><text:span text:style-name="T40">Type</text:span><text:span text:style-name="T63"> </text:span><text:span text:style-name="T60">b</text:span><text:span text:style-name="T61">=</text:span><text:span text:style-name="T58">record.split(</text:span><text:span text:style-name="T59">' '</text:span><text:span text:style-name="T58">)</text:span></text:p>
            </table:table-cell>
          </table:table-row>
          <text:soft-page-break/>
          <table:table-row>
            <table:table-cell table:style-name="Table1.A4" office:value-type="string">
              <text:p text:style-name="P71">[IPython Console]</text:p>
              <text:p text:style-name="P71"/>
              <text:p text:style-name="P74">a</text:p>
              <text:p text:style-name="P74">b</text:p>
            </table:table-cell>
            <table:table-cell table:style-name="Table1.A4" office:value-type="string">
              <text:p text:style-name="P92">Now type <text:span text:style-name="T2">a </text:span>and press <text:span text:style-name="T2">enter</text:span>.</text:p>
              <text:p text:style-name="P93">Now type <text:span text:style-name="T12">b</text:span><text:span text:style-name="T2"> </text:span>and press <text:span text:style-name="T2">enter</text:span>.</text:p>
            </table:table-cell>
          </table:table-row>
          <table:table-row>
            <table:table-cell table:style-name="Table1.A4" office:value-type="string">
              <text:p text:style-name="P72">Highlight the output</text:p>
            </table:table-cell>
            <table:table-cell table:style-name="Table1.A4" office:value-type="string">
              <text:p text:style-name="P94">We can see <text:span text:style-name="T92">that </text:span><text:span text:style-name="T13">splitting</text:span><text:span text:style-name="T92"> without </text:span><text:span text:style-name="T13">argument</text:span><text:span text:style-name="T92"> is not same as giving </text:span><text:span text:style-name="T13">space</text:span><text:span text:style-name="T92"> as </text:span><text:span text:style-name="T13">argument.</text:span></text:p>
              <text:p text:style-name="P94"/>
            </table:table-cell>
          </table:table-row>
          <table:table-row>
            <table:table-cell table:style-name="Table1.A4" office:value-type="string">
              <text:p text:style-name="P10">[IPython Console]</text:p>
              <text:p text:style-name="P132"/>
              <text:p text:style-name="P131">unstripped = " <text:span text:style-name="T99">Hello world</text:span> " </text:p>
              <text:p text:style-name="P133"/>
              <text:p text:style-name="P132"/>
            </table:table-cell>
            <table:table-cell table:style-name="Table1.A4" office:value-type="string">
              <text:p text:style-name="P26">Now that we know how to <text:span text:style-name="T2">split</text:span> a <text:span text:style-name="T2">string.</text:span></text:p>
              <text:p text:style-name="P26"/>
              <text:p text:style-name="P26">But there is one problem. </text:p>
              <text:p text:style-name="P26">The region code "B" and " B " surrounded by <text:span text:style-name="T2">whitespace</text:span> are treated as two different <text:span text:style-name="T2">regions</text:span>.</text:p>
              <text:p text:style-name="P26"/>
              <text:p text:style-name="P65"><text:span text:style-name="T28">We use </text:span><text:span text:style-name="T25">strip</text:span><text:span text:style-name="T28"> </text:span><text:span text:style-name="T25">method</text:span><text:span text:style-name="T28"> to remove </text:span><text:span text:style-name="T25">whitespaces</text:span><text:span text:style-name="T28"> in </text:span><text:span text:style-name="T25">string</text:span><text:span text:style-name="T28">.</text:span></text:p>
              <text:p text:style-name="P126"><text:span text:style-name="T28">Let us define a string by typing </text:span><text:span text:style-name="T57">unstripped = " </text:span><text:span text:style-name="T62">Hello world</text:span><text:span text:style-name="T57"> " </text:span></text:p>
            </table:table-cell>
          </table:table-row>
          <table:table-row>
            <table:table-cell table:style-name="Table1.A4" office:value-type="string">
              <text:p text:style-name="P80"><text:bookmark text:name="docs-internal-guid-99bfe9fa-f0af-ff2b-cb0b-5ddb9f662659"/>[IPython Console]</text:p>
              <text:p text:style-name="P125"><text:span text:style-name="T93">unstripped.strip()</text:span> </text:p>
            </table:table-cell>
            <table:table-cell table:style-name="Table1.A4" office:value-type="string">
              <text:p text:style-name="P73"><text:bookmark text:name="docs-internal-guid-99bfe9fa-f0b0-75b6-3402-47e2544956ac"/><text:span text:style-name="T94">Now remove the whitespace by typing</text:span><text:span text:style-name="T96"> </text:span><text:span text:style-name="T93">unstripped.strip()</text:span></text:p>
              <text:p text:style-name="P115"><text:line-break/><text:span text:style-name="T95">We can see that</text:span><text:span text:style-name="T96"> </text:span><text:span text:style-name="T93">strip</text:span><text:span text:style-name="T96"> </text:span><text:span text:style-name="T95">removes all the</text:span><text:span text:style-name="T96"> </text:span><text:span text:style-name="T93">whitespace</text:span><text:span text:style-name="T96"> </text:span><text:span text:style-name="T95">around the string.</text:span> </text:p>
            </table:table-cell>
          </table:table-row>
          <table:table-row>
            <table:table-cell table:style-name="Table1.A4" office:value-type="string">
              <text:p text:style-name="P27">Show the output <text:span text:style-name="T89">in the console</text:span></text:p>
            </table:table-cell>
            <table:table-cell table:style-name="Table1.A4" office:value-type="string">
              <text:p text:style-name="P53">We see that, the <text:span text:style-name="T2">whitespace</text:span> inside the sentence is only removed and the rest remains unaffected. </text:p>
              <text:p text:style-name="P53"/>
              <text:p text:style-name="P120"><text:span text:style-name="T80">After </text:span><text:span text:style-name="T11">splitting</text:span><text:span text:style-name="T80"> and </text:span><text:span text:style-name="T11">stripping</text:span><text:span text:style-name="T80"> we get the result as </text:span><text:span text:style-name="T11">strings</text:span>. </text:p>
              <text:p text:style-name="P127"><text:span text:style-name="T81">So w</text:span>e must convert them into <text:span text:style-name="T2">integers</text:span> or <text:span text:style-name="T2">floats </text:span><text:span text:style-name="T47">to</text:span> perform <text:span text:style-name="T2">mathematical</text:span> <text:span text:style-name="T2">operations</text:span> on them.</text:p>
              <text:p text:style-name="P58">The only <text:span text:style-name="T84">thing we need to do </text:span>is conversion of <text:span text:style-name="T2">string</text:span> to <text:span text:style-name="T2">float</text:span>. </text:p>
              <text:p text:style-name="P127"><text:s/></text:p>
            </table:table-cell>
          </table:table-row>
          <table:table-row>
            <table:table-cell table:style-name="Table1.A4" office:value-type="string">
              <text:p text:style-name="P16">[IPython Console]</text:p>
              <text:p text:style-name="P41">mark_str = "1.25" </text:p>
              <text:p text:style-name="P136">mark = float(mark_str)</text:p>
              <text:p text:style-name="P136">type(mark_str)</text:p>
              <text:p text:style-name="P132">type(mark)</text:p>
            </table:table-cell>
            <table:table-cell table:style-name="Table1.A4" office:value-type="string">
              <text:p text:style-name="P55">We shall now look at converting <text:span text:style-name="T2">strings</text:span> into <text:span text:style-name="T2">floats</text:span>. </text:p>
              <text:p text:style-name="P55">We <text:span text:style-name="T102">create</text:span> a <text:span text:style-name="T2">string</text:span> <text:span text:style-name="T102">containing a floating pt no</text:span>. </text:p>
              <text:p text:style-name="P55"/>
              <text:p text:style-name="P66">This is what we may get after <text:span text:style-name="T2">splitting</text:span> a <text:span text:style-name="T2">record</text:span> from the <text:span text:style-name="T2">sslc.txt</text:span>.</text:p>
              <text:p text:style-name="P54">Type </text:p>
              <text:p text:style-name="P42">mark_str = "1.25" </text:p>
              <text:p text:style-name="P139">mark = float(mark_str)</text:p>
              <text:p text:style-name="P139">type(mark_str)</text:p>
              <text:p text:style-name="P107">type(mark)</text:p>
            </table:table-cell>
          </table:table-row>
          <table:table-row>
            <table:table-cell table:style-name="Table1.A4" office:value-type="string">
              <text:p text:style-name="P22">Highlight the output</text:p>
            </table:table-cell>
            <table:table-cell table:style-name="Table1.A4" office:value-type="string">
              <text:p text:style-name="P56">We can see that <text:span text:style-name="T2">string</text:span> is converted to <text:span text:style-name="T2">float</text:span>. </text:p>
              <text:p text:style-name="P56"/>
              <text:p text:style-name="P56">We can perform <text:span text:style-name="T2">mathematical</text:span> <text:span text:style-name="T2">operations</text:span> on them now. </text:p>
            </table:table-cell>
          </table:table-row>
          <table:table-row>
            <table:table-cell table:style-name="Table1.A4" office:value-type="string">
              <text:p text:style-name="P13">Show Slide</text:p>
              <text:p text:style-name="P123"><text:span text:style-name="T76">Exercise</text:span> <text:span text:style-name="T97">2</text:span> </text:p>
              <text:p text:style-name="P13"/>
            </table:table-cell>
            <table:table-cell table:style-name="Table1.A4" office:value-type="string">
              <text:p text:style-name="P97"><text:span text:style-name="T21">Pause the video. </text:span><text:span text:style-name="T22">Try</text:span><text:span text:style-name="T21"> this exercise and then resume the video.</text:span></text:p>
              <text:p text:style-name="P86"/>
              <text:p text:style-name="P86">What happens if you do int("1.25") </text:p>
            </table:table-cell>
          </table:table-row>
          <table:table-row>
            <table:table-cell table:style-name="Table1.A4" office:value-type="string">
              <text:p text:style-name="P17">[IPython Console]</text:p>
              <text:p text:style-name="P17"/>
              <text:p text:style-name="P102">int("1.25")</text:p>
            </table:table-cell>
            <table:table-cell table:style-name="Table1.A4" office:value-type="string">
              <text:p text:style-name="P51">Switch to the terminal for solution </text:p>
              <text:p text:style-name="P51"/>
              <text:p text:style-name="P60">We can see a <text:span text:style-name="T5">V</text:span><text:span text:style-name="T2">alue</text:span><text:span text:style-name="T4">E</text:span><text:span text:style-name="T2">rror </text:span><text:span text:style-name="T44">error.</text:span></text:p>
              <text:p text:style-name="P63"><text:span text:style-name="T44">W</text:span><text:span text:style-name="T43">e cannot convert a </text:span><text:span text:style-name="T2">string</text:span><text:span text:style-name="T43"> to </text:span><text:span text:style-name="T2">int</text:span><text:span text:style-name="T8">eger</text:span><text:span text:style-name="T43"> directly.</text:span></text:p>
            </table:table-cell>
          </table:table-row>
          <text:soft-page-break/>
          <table:table-row>
            <table:table-cell table:style-name="Table1.A4" office:value-type="string">
              <text:p text:style-name="P18"/>
              <text:p text:style-name="P18">[IPython Console]</text:p>
              <text:p text:style-name="P18"/>
              <text:p text:style-name="P43">dcml_str = "1.25" </text:p>
              <text:p text:style-name="P136">flt = float(dcml_str)</text:p>
              <text:p text:style-name="P136">flt</text:p>
              <text:p text:style-name="P136">number = int(flt)</text:p>
              <text:p text:style-name="P132">number</text:p>
            </table:table-cell>
            <table:table-cell table:style-name="Table1.A4" office:value-type="string">
              <text:p text:style-name="P61"/>
              <text:p text:style-name="P61">So <text:span text:style-name="T77">now </text:span>Type </text:p>
              <text:p text:style-name="P61"/>
              <text:p text:style-name="P44">dcml_str = "1.25" </text:p>
              <text:p text:style-name="P137">flt = float(dcml_str)</text:p>
              <text:p text:style-name="P137">flt</text:p>
              <text:p text:style-name="P137">number = int(flt)</text:p>
              <text:p text:style-name="P106">number</text:p>
            </table:table-cell>
          </table:table-row>
          <table:table-row>
            <table:table-cell table:style-name="Table1.A4" office:value-type="string">
              <text:p text:style-name="P13"/>
            </table:table-cell>
            <table:table-cell table:style-name="Table1.A4" office:value-type="string">
              <text:p text:style-name="P51">Using <text:span text:style-name="Teletype"><text:span text:style-name="T103">int</text:span></text:span>, <text:span text:style-name="T82">we can</text:span> <text:span text:style-name="T2">convert</text:span> <text:span text:style-name="T2">float</text:span> into <text:span text:style-name="T2">integers</text:span>. </text:p>
              <text:p text:style-name="P51"/>
              <text:p text:style-name="P118"><text:span text:style-name="T78">Now we can </text:span><text:span text:style-name="T7">parse</text:span><text:span text:style-name="T78"> a file so let us solve the problem</text:span>.</text:p>
              <text:p text:style-name="P119">We first <text:span text:style-name="T2">read</text:span> the <text:span text:style-name="T2">file</text:span> line by line and <text:span text:style-name="T2">parse</text:span> each record. </text:p>
              <text:p text:style-name="P119"><text:span text:style-name="T79">Then we will </text:span>see if the <text:span text:style-name="T2">region</text:span> <text:span text:style-name="T2">code</text:span> is B and store the <text:span text:style-name="T2">marks</text:span> accordingly. </text:p>
            </table:table-cell>
          </table:table-row>
          <table:table-row>
            <table:table-cell table:style-name="Table1.A4" office:value-type="string">
              <text:p text:style-name="P20">[IPython Console]</text:p>
              <text:p text:style-name="P36">math_marks_B = [] </text:p>
              <text:p text:style-name="P36"/>
              <text:p text:style-name="P36"/>
              <text:p text:style-name="P138">for line in open("sslc.txt"):</text:p>
              <text:p text:style-name="P136"><text:s text:c="4"/>fields = line.split(";")</text:p>
              <text:p text:style-name="P136"/>
              <text:p text:style-name="P136"><text:s text:c="4"/>region_code = fields[0]</text:p>
              <text:p text:style-name="P136"><text:s text:c="4"/>region_code_stripped = region_code.strip()</text:p>
              <text:p text:style-name="P136"/>
              <text:p text:style-name="P136"><text:s text:c="4"/>math_mark_str = fields[5]</text:p>
              <text:p text:style-name="P136"><text:s text:c="4"/>math_mark = float(math_mark_str)</text:p>
              <text:p text:style-name="P136"/>
              <text:p text:style-name="P136"><text:s text:c="4"/>if region_code == "B":</text:p>
              <text:p text:style-name="P132"><text:s text:c="8"/>math_marks_B.append(math_mark)</text:p>
            </table:table-cell>
            <table:table-cell table:style-name="Table1.A4" office:value-type="string">
              <text:p text:style-name="P62">Type</text:p>
              <text:p text:style-name="P62"/>
              <text:p text:style-name="P35">math_marks_B = []</text:p>
              <text:p text:style-name="P135">for line in open("sslc.txt"):</text:p>
              <text:p text:style-name="P135"><text:s text:c="4"/>fields = line.split(";")</text:p>
              <text:p text:style-name="P135"/>
              <text:p text:style-name="P135"><text:s text:c="4"/>region_code = fields[0]</text:p>
              <text:p text:style-name="P135"><text:s text:c="4"/>region_code_stripped = region_code.strip()</text:p>
              <text:p text:style-name="P135"/>
              <text:p text:style-name="P135"><text:s text:c="4"/>math_mark_str = fields[5]</text:p>
              <text:p text:style-name="P135"><text:s text:c="4"/>math_mark = float(math_mark_str)</text:p>
              <text:p text:style-name="P135"/>
              <text:p text:style-name="P135"><text:s text:c="4"/>if region_code == "B":</text:p>
              <text:p text:style-name="P109"><text:s text:c="8"/>math_marks_B.append(math_mark)</text:p>
            </table:table-cell>
          </table:table-row>
          <table:table-row>
            <table:table-cell table:style-name="Table1.A4" office:value-type="string">
              <text:p text:style-name="P19">[IPython Console]</text:p>
              <text:p text:style-name="P19"/>
              <text:p text:style-name="P45">math_marks_mean = sum(math_marks_B) / len(math_marks_B) </text:p>
              <text:p text:style-name="P132">math_marks_mean</text:p>
            </table:table-cell>
            <table:table-cell table:style-name="Table1.A4" office:value-type="string">
              <text:p text:style-name="P52">Now we have all the math marks of region "B" in the list math_marks_B. </text:p>
              <text:p text:style-name="P52"/>
              <text:p text:style-name="P52">To get the mean, we just have to sum the marks and divide by the length. </text:p>
              <text:p text:style-name="P52"/>
              <text:p text:style-name="P64">Type </text:p>
              <text:p text:style-name="P46">math_marks_mean = sum(math_marks_B)/len(math_marks_B)</text:p>
              <text:p text:style-name="P108">math_marks_mean</text:p>
            </table:table-cell>
          </table:table-row>
          <table:table-row table:style-name="Table1.33">
            <table:table-cell table:style-name="Table1.A4" office:value-type="string">
              <text:p text:style-name="P13"/>
            </table:table-cell>
            <table:table-cell table:style-name="Table1.A4" office:value-type="string">
              <text:p text:style-name="P57">Hence we get our final <text:span text:style-name="T2">output</text:span>. </text:p>
              <text:p text:style-name="P57"/>
              <text:p text:style-name="P59">This is how we <text:span text:style-name="T2">split</text:span> and read such a huge <text:span text:style-name="T2">data</text:span> and perform <text:span text:style-name="T2">computations</text:span> on it. </text:p>
            </table:table-cell>
          </table:table-row>
          <text:soft-page-break/>
          <table:table-row>
            <table:table-cell table:style-name="Table1.A4" office:value-type="string">
              <text:p text:style-name="P4"/>
              <text:p text:style-name="P4"/>
              <text:p text:style-name="P4">Show Slide</text:p>
              <text:p text:style-name="Text_20_body">Summary slide </text:p>
              <text:p text:style-name="P1"/>
            </table:table-cell>
            <table:table-cell table:style-name="Table1.A4" office:value-type="string">
              <text:p text:style-name="P67"/>
              <text:p text:style-name="P67"/>
              <text:p text:style-name="P47"><text:span text:style-name="T43">This brings us to the end of this tutorial. In this tutorial, we have learn</text:span><text:span text:style-name="T45">ed</text:span><text:span text:style-name="T43"> to,</text:span> </text:p>
              <text:p text:style-name="P47"/>
              <text:list xml:id="list271688413912080727" text:style-name="L6">
                <text:list-item>
                  <text:p text:style-name="P147"><text:span text:style-name="T2">Tokenize</text:span> a <text:span text:style-name="T2">string</text:span> using various <text:span text:style-name="T2">delimiters</text:span> like semi-colons. </text:p>
                </text:list-item>
                <text:list-item text:style-override="L7">
                  <text:p text:style-name="P155"><text:span text:style-name="T2">Split</text:span> a <text:span text:style-name="T16">string</text:span> separated by <text:span text:style-name="T2">delimiters</text:span> by using the <text:span text:style-name="T2">function</text:span> <text:span text:style-name="Teletype"><text:span text:style-name="T2">split()</text:span></text:span>. </text:p>
                </text:list-item>
                <text:list-item text:style-override="L7">
                  <text:p text:style-name="P155">Get rid of extra <text:span text:style-name="T2">whitespaces</text:span> around using the <text:span text:style-name="Teletype"><text:span text:style-name="T2">strip()</text:span></text:span><text:span text:style-name="T2"> </text:span>function. </text:p>
                </text:list-item>
                <text:list-item text:style-override="L7">
                  <text:p text:style-name="P155">Convert <text:span text:style-name="T2">datatypes</text:span> of numbers from one type to another. </text:p>
                </text:list-item>
                <text:list-item text:style-override="L7">
                  <text:p text:style-name="P148"><text:span text:style-name="T2">Parse</text:span> input <text:span text:style-name="T2">data</text:span> and perform computations on it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6">Show Slide</text:p>
              <text:p text:style-name="Text_20_body"><text:span text:style-name="T68">Evaluation</text:span> </text:p>
              <text:p text:style-name="P87"/>
            </table:table-cell>
            <table:table-cell table:style-name="Table1.A4" office:value-type="string">
              <text:p text:style-name="P33">Here are some self assessment questions for you to solve </text:p>
              <text:p text:style-name="P33"/>
              <text:list xml:id="list1309258277031683785" text:style-name="L8">
                <text:list-item>
                  <text:p text:style-name="P156">How do you split the string "Guido;Rossum;Python" to get the words. </text:p>
                </text:list-item>
                <text:list-item text:style-override="L9">
                  <text:p text:style-name="P157">How will you remove the extra whitespace in this sentence</text:p>
                  <text:p text:style-name="P158"><text:s/>" Hello World " </text:p>
                </text:list-item>
                <text:list-item text:style-override="L9">
                  <text:p text:style-name="P149">What does int("20.0") produce </text:p>
                  <text:list text:style-name="L10">
                    <text:list-item>
                      <text:p text:style-name="P159">20 </text:p>
                    </text:list-item>
                    <text:list-item>
                      <text:p text:style-name="P159">20.0 </text:p>
                    </text:list-item>
                    <text:list-item>
                      <text:p text:style-name="P159">Error </text:p>
                    </text:list-item>
                    <text:list-item>
                      <text:p text:style-name="P150">"20" </text:p>
                    </text:list-item>
                  </text:list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/>
              <text:p text:style-name="P1">Show Slide</text:p>
              <text:p text:style-name="P1"/>
              <text:p text:style-name="Text_20_body">Solutions </text:p>
              <text:p text:style-name="P83"/>
            </table:table-cell>
            <table:table-cell table:style-name="Table1.A4" office:value-type="string">
              <text:p text:style-name="P130"><text:span text:style-name="T35">And the answers,</text:span><text:span text:style-name="T56"> </text:span></text:p>
              <text:list xml:id="list8269781695715304341" text:style-name="L11">
                <text:list-item>
                  <text:p text:style-name="P160">We can split the string the semi-colons by passing it as an argument to the <text:span text:style-name="Teletype">split</text:span> function as line.split(';') </text:p>
                </text:list-item>
                <text:list-item text:style-override="L12">
                  <text:p text:style-name="P161">" Hello World ".strip() will remove the extra whitespaces around the string. </text:p>
                </text:list-item>
                <text:list-item text:style-override="L12">
                  <text:p text:style-name="P151">int("20.0") will give an error, because converting a float string, 20.0, directly into integer is not possible. </text:p>
                </text:list-item>
              </text:list>
            </table:table-cell>
          </table:table-row>
          <table:table-row>
            <table:table-cell table:style-name="Table1.A6" office:value-type="string">
              <text:p text:style-name="Standard">Show Slide</text:p>
              <text:p text:style-name="Standard">Forum</text:p>
            </table:table-cell>
            <table:table-cell table:style-name="Table1.A6" office:value-type="string">
              <text:p text:style-name="Standard">Please post your timed queries in this forum.</text:p>
            </table:table-cell>
          </table:table-row>
          <table:table-row>
            <table:table-cell table:style-name="Table1.A6" office:value-type="string">
              <text:p text:style-name="Standard">Show Slide</text:p>
              <text:p text:style-name="Standard">Fossee Forum</text:p>
            </table:table-cell>
            <table:table-cell table:style-name="Table1.A6" office:value-type="string">
              <text:p text:style-name="Standard">Please post your general queries on Python in this forum.</text:p>
            </table:table-cell>
          </table:table-row>
          <table:table-row>
            <table:table-cell table:style-name="Table1.A6" office:value-type="string">
              <text:p text:style-name="Standard">Show Slide</text:p>
              <text:p text:style-name="Standard">Textbook Companion</text:p>
            </table:table-cell>
            <table:table-cell table:style-name="Table1.A6" office:value-type="string">
              <text:p text:style-name="Standard">FOSSEE team coordinates the TBC project.</text:p>
            </table:table-cell>
          </table:table-row>
          <table:table-row table:style-name="Table1.40">
            <table:table-cell table:style-name="Table1.A6" office:value-type="string">
              <text:p text:style-name="Standard">Show Slide</text:p>
              <text:p text:style-name="Standard">Acknowledgment</text:p>
              <text:p text:style-name="Standard">http://spoken-tutorial.org</text:p>
            </table:table-cell>
            <table:table-cell table:style-name="Table1.A6" office:value-type="string">
              <text:p text:style-name="Standard">Spoken Tutorial Project is funded by NMEICT, MHRD, Govt. of India.</text:p>
              <text:p text:style-name="Standard">For more details, visit this website.</text:p>
            </table:table-cell>
          </table:table-row>
          <table:table-row table:style-name="Table1.40">
            <table:table-cell table:style-name="Table1.A6" office:value-type="string">
              <text:p text:style-name="P145">Show Slide</text:p>
              <text:p text:style-name="P145">Thank You</text:p>
            </table:table-cell>
            <table:table-cell table:style-name="Table1.A6" office:value-type="string">
              <text:p text:style-name="Standard">This is _________ from IIT Bombay signing off.</text:p>
              <text:p text:style-name="Standard">Thank you.</text:p>
            </table:table-cell>
          </table:table-row>
        </table:table>
        <text:section text:style-name="Sect1" text:name="ContributionCredits">
          <text:h text:style-name="P128" text:outline-level="2"><text:soft-page-break/></text:h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3:06.871000000</dc:date>
    <meta:editing-duration>P1DT16H14M17S</meta:editing-duration>
    <meta:editing-cycles>1535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6" meta:paragraph-count="223" meta:word-count="1240" meta:character-count="7536" meta:non-whitespace-character-count="6347"/>
  </office:meta>
</office:document-meta>
</file>